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right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-linejoin="none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measurelines" svg:width="1.27cm" svg:height="1.27cm" svg:x="1.522cm" svg:y="24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measurelines" svg:width="5.684cm" svg:height="0.962cm" svg:x="1.499cm" svg:y="25.683cm">
          <draw:text-box>
            <text:p><text:span text:style-name="T1">1 inch^2 reference</text:span></text:p>
          </draw:text-box>
        </draw:frame>
        <draw:g>
          <draw:custom-shape draw:style-name="gr3" draw:text-style-name="P1" draw:layer="measurelines" svg:width="8.89cm" svg:height="22.86cm" svg:x="1.245cm" svg:y="1.191cm">
            <text:p/>
            <draw:enhanced-geometry svg:viewBox="0 0 21600 21600" draw:extrusion="false" draw:type="rectangle" draw:enhanced-path="M 0 0 L 21600 0 21600 21600 0 21600 0 0 Z N"/>
          </draw:custom-shape>
          <draw:g>
            <draw:custom-shape draw:style-name="gr3" draw:text-style-name="P1" draw:layer="layout" svg:width="0.33cm" svg:height="0.33cm" svg:x="6.681cm" svg:y="23.25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33cm" svg:height="0.33cm" svg:x="9.28cm" svg:y="23.2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33cm" svg:height="0.33cm" svg:x="6.663cm" svg:y="1.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33cm" svg:height="0.33cm" svg:x="9.262cm" svg:y="1.6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2" draw:layer="layout" svg:width="6.619cm" svg:height="0.962cm" svg:x="10.389cm" svg:y="1.426cm">
          <draw:text-box>
            <text:p>x2 in 1/4” clear acrylic</text:p>
          </draw:text-box>
        </draw:frame>
      </draw:page>
      <draw:page draw:name="page2" draw:style-name="dp1" draw:master-page-name="Default">
        <draw:custom-shape draw:style-name="gr1" draw:text-style-name="P1" draw:layer="measurelines" svg:width="1.27cm" svg:height="1.27cm" svg:x="1.522cm" svg:y="24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measurelines" svg:width="5.684cm" svg:height="0.962cm" svg:x="1.499cm" svg:y="25.683cm">
          <draw:text-box>
            <text:p text:style-name="P2"><text:span text:style-name="T1">1 inch^2 reference</text:span></text:p>
          </draw:text-box>
        </draw:frame>
        <draw:g>
          <draw:custom-shape draw:style-name="gr3" draw:text-style-name="P1" draw:layer="measurelines" svg:width="8.89cm" svg:height="22.86cm" svg:x="1.245cm" svg:y="1.191cm">
            <text:p/>
            <draw:enhanced-geometry svg:viewBox="0 0 21600 21600" draw:extrusion="false" draw:type="rectangle" draw:enhanced-path="M 0 0 L 21600 0 21600 21600 0 21600 0 0 Z N"/>
          </draw:custom-shape>
          <draw:g>
            <draw:custom-shape draw:style-name="gr3" draw:text-style-name="P1" draw:layer="layout" svg:width="0.33cm" svg:height="0.33cm" svg:x="4.235cm" svg:y="23.2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33cm" svg:height="0.33cm" svg:x="6.834cm" svg:y="23.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33cm" svg:height="0.33cm" svg:x="4.217cm" svg:y="1.6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33cm" svg:height="0.33cm" svg:x="6.816cm" svg:y="1.6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2" draw:text-style-name="P2" draw:layer="layout" svg:width="6.619cm" svg:height="0.962cm" svg:x="10.389cm" svg:y="1.426cm">
          <draw:text-box>
            <text:p text:style-name="P2">x1 in 1/4” clear acrylic</text:p>
          </draw:text-box>
        </draw:frame>
      </draw:page>
      <draw:page draw:name="page3" draw:style-name="dp1" draw:master-page-name="Default">
        <draw:custom-shape draw:style-name="gr1" draw:text-style-name="P1" draw:layer="layout" svg:width="1.27cm" svg:height="1.27cm" svg:x="1.522cm" svg:y="24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684cm" svg:height="0.962cm" svg:x="1.395cm" svg:y="25.556cm">
          <draw:text-box>
            <text:p text:style-name="P2">1 inch^2 reference</text:p>
          </draw:text-box>
        </draw:frame>
        <draw:g>
          <draw:polygon draw:style-name="gr4" draw:text-style-name="P1" draw:layer="layout" svg:width="12.699cm" svg:height="15.366cm" svg:x="1.245cm" svg:y="1.118cm" svg:viewBox="0 0 12700 15367" draw:points="0,12319 0,3048 2921,0 9525,0 12671,3772 12700,11557 9525,15367 2921,15367">
            <text:p/>
          </draw:polygon>
          <draw:g>
            <draw:g>
              <draw:path draw:style-name="gr5" draw:text-style-name="P1" draw:layer="layout" svg:width="0.379cm" svg:height="0.333cm" svg:x="5.526cm" svg:y="1.793cm" svg:viewBox="0 0 380 334" svg:d="m215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215 3zm331 331z">
                <text:p/>
              </draw:path>
              <draw:path draw:style-name="gr5" draw:text-style-name="P1" draw:layer="layout" svg:width="0.379cm" svg:height="0.333cm" svg:x="8.125cm" svg:y="1.792cm" svg:viewBox="0 0 380 334" svg:d="m215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215 3zm331 331z">
                <text:p/>
              </draw:path>
            </draw:g>
            <draw:g>
              <draw:path draw:style-name="gr5" draw:text-style-name="P1" draw:layer="layout" svg:width="0.379cm" svg:height="0.333cm" svg:x="5.526cm" svg:y="15.593cm" svg:viewBox="0 0 380 334" svg:d="m215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215 3zm331 331z">
                <text:p/>
              </draw:path>
              <draw:path draw:style-name="gr5" draw:text-style-name="P1" draw:layer="layout" svg:width="0.379cm" svg:height="0.333cm" svg:x="8.125cm" svg:y="15.592cm" svg:viewBox="0 0 380 334" svg:d="m215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215 3zm331 331z">
                <text:p/>
              </draw:path>
            </draw:g>
            <draw:g>
              <draw:path draw:style-name="gr5" draw:text-style-name="P1" draw:layer="layout" svg:width="0.379cm" svg:height="0.333cm" draw:transform="rotate (-1.57376338652329) translate (13.3563696934632cm 7.54053165253271cm)" svg:viewBox="0 0 380 334" svg:d="m215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215 3zm331 331z">
                <text:p/>
              </draw:path>
              <draw:path draw:style-name="gr5" draw:text-style-name="P1" draw:layer="layout" svg:width="0.379cm" svg:height="0.333cm" draw:transform="rotate (-1.57376338652329) translate (13.3496583121419cm 10.1395231795217cm)" svg:viewBox="0 0 380 334" svg:d="m215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215 3zm331 331z">
                <text:p/>
              </draw:path>
            </draw:g>
          </draw:g>
          <draw:g>
            <draw:g>
              <draw:path draw:style-name="gr5" draw:text-style-name="P1" draw:layer="layout" svg:width="0.289cm" svg:height="0.254cm" draw:transform="rotate (-1.57481058407448) translate (7.72662564115353cm 2.4386597295316cm)" svg:viewBox="0 0 290 255" svg:d="m164 0 13 1 13 1 12 3 12 5 10 4 11 6 10 8 9 8 8 9 7 9 6 11 5 10 5 12 3 12 1 13 1 13-1 13-1 13-3 12-5 11-5 11-6 11-7 10-8 8-9 8-10 7-10 6-11 6-11 4-13 3-13 2-13 1-13-1-13-2-12-3-11-4-11-6-11-6-9-7-9-8-8-8-7-10-6-11-5-10-5-12-3-12-1-13-1-13 1-13 1-13 3-12 5-11 5-11 6-11 7-9 8-9 9-8 9-7 11-6 11-5 11-5 12-3 13-1zm-164 3zm253 252z">
                <text:p/>
              </draw:path>
              <draw:path draw:style-name="gr5" draw:text-style-name="P1" draw:layer="layout" svg:width="0.289cm" svg:height="0.254cm" draw:transform="rotate (-1.57481058407448) translate (7.72151393472921cm 15.0523154668078cm)" svg:viewBox="0 0 290 255" svg:d="m164 0 13 1 13 1 12 3 12 5 10 4 11 6 10 8 9 8 8 9 7 9 6 11 5 10 5 12 3 12 1 13 1 13-1 13-1 13-3 12-5 11-5 11-6 11-7 10-8 8-9 8-10 7-10 6-11 6-11 4-13 3-13 2-13 1-13-1-13-2-12-3-11-4-11-6-11-6-9-7-9-8-8-8-7-10-6-11-5-10-5-12-3-12-1-13-1-13 1-13 1-13 3-12 5-11 5-11 6-11 7-9 8-9 9-8 9-7 11-6 11-5 11-5 12-3 13-1zm-164 3zm253 252z">
                <text:p/>
              </draw:path>
            </draw:g>
            <draw:g>
              <draw:path draw:style-name="gr5" draw:text-style-name="P1" draw:layer="layout" svg:width="0.289cm" svg:height="0.254cm" draw:transform="rotate (-1.57481058407448) translate (11.2787679273246cm 2.43764387404529cm)" svg:viewBox="0 0 290 255" svg:d="m164 0 13 1 13 1 12 3 12 5 10 4 11 6 10 8 9 8 8 9 7 9 6 11 5 10 5 12 3 12 1 13 1 13-1 13-1 13-3 12-5 11-5 11-6 11-7 10-8 8-9 8-10 7-10 6-11 6-11 4-13 3-13 2-13 1-13-1-13-2-12-3-11-4-11-6-11-6-9-7-9-8-8-8-7-10-6-11-5-10-5-12-3-12-1-13-1-13 1-13 1-13 3-12 5-11 5-11 6-11 7-9 8-9 9-8 9-7 11-6 11-5 11-5 12-3 13-1zm-164 3zm253 252z">
                <text:p/>
              </draw:path>
              <draw:path draw:style-name="gr5" draw:text-style-name="P1" draw:layer="layout" svg:width="0.289cm" svg:height="0.254cm" draw:transform="rotate (-1.57481058407448) translate (11.2736562209003cm 15.0512996113215cm)" svg:viewBox="0 0 290 255" svg:d="m164 0 13 1 13 1 12 3 12 5 10 4 11 6 10 8 9 8 8 9 7 9 6 11 5 10 5 12 3 12 1 13 1 13-1 13-1 13-3 12-5 11-5 11-6 11-7 10-8 8-9 8-10 7-10 6-11 6-11 4-13 3-13 2-13 1-13-1-13-2-12-3-11-4-11-6-11-6-9-7-9-8-8-8-7-10-6-11-5-10-5-12-3-12-1-13-1-13 1-13 1-13 3-12 5-11 5-11 6-11 7-9 8-9 9-8 9-7 11-6 11-5 11-5 12-3 13-1zm-164 3zm253 252z">
                <text:p/>
              </draw:path>
            </draw:g>
          </draw:g>
        </draw:g>
        <draw:frame draw:style-name="gr2" draw:text-style-name="P2" draw:layer="layout" svg:width="6.619cm" svg:height="0.962cm" svg:x="13.028cm" svg:y="1.934cm">
          <draw:text-box>
            <text:p text:style-name="P2">x1 in 1/4” clear acrylic</text:p>
          </draw:text-box>
        </draw:frame>
        <draw:custom-shape draw:style-name="gr6" draw:text-style-name="P1" draw:layer="layout" svg:width="4.445cm" svg:height="8.89cm" svg:x="5.69cm" svg:y="4.369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1" draw:layer="layout" svg:width="1.27cm" svg:height="1.27cm" svg:x="1.522cm" svg:y="24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5.684cm" svg:height="0.962cm" svg:x="1.395cm" svg:y="25.556cm">
          <draw:text-box>
            <text:p>1 inch^2 reference</text:p>
          </draw:text-box>
        </draw:frame>
        <draw:g>
          <draw:g>
            <draw:custom-shape draw:style-name="gr3" draw:text-style-name="P1" draw:layer="layout" svg:width="12.7cm" svg:height="15.24cm" svg:x="1.28cm" svg:y="1.226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g>
                  <draw:path draw:style-name="gr5" draw:text-style-name="P1" draw:layer="layout" svg:width="0.379cm" svg:height="0.333cm" svg:x="5.662cm" svg:y="1.792cm" svg:viewBox="0 0 380 334" svg:d="m215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215 3zm331 331z">
                    <text:p/>
                  </draw:path>
                  <draw:path draw:style-name="gr5" draw:text-style-name="P1" draw:layer="layout" svg:width="0.379cm" svg:height="0.333cm" svg:x="8.261cm" svg:y="1.791cm" svg:viewBox="0 0 380 334" svg:d="m215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215 3zm331 331z">
                    <text:p/>
                  </draw:path>
                </draw:g>
                <draw:g>
                  <draw:path draw:style-name="gr5" draw:text-style-name="P1" draw:layer="layout" svg:width="0.379cm" svg:height="0.333cm" svg:x="5.662cm" svg:y="15.592cm" svg:viewBox="0 0 380 334" svg:d="m215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215 3zm331 331z">
                    <text:p/>
                  </draw:path>
                  <draw:path draw:style-name="gr5" draw:text-style-name="P1" draw:layer="layout" svg:width="0.379cm" svg:height="0.333cm" svg:x="8.261cm" svg:y="15.591cm" svg:viewBox="0 0 380 334" svg:d="m215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215 3zm331 331z">
                    <text:p/>
                  </draw:path>
                </draw:g>
              </draw:g>
              <draw:g>
                <draw:path draw:style-name="gr5" draw:text-style-name="P1" draw:layer="layout" svg:width="0.379cm" svg:height="0.333cm" draw:transform="rotate (-1.57376338652329) translate (13.4913696934632cm 7.53953165253271cm)" svg:viewBox="0 0 380 334" svg:d="m215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215 3zm331 331z">
                  <text:p/>
                </draw:path>
                <draw:path draw:style-name="gr5" draw:text-style-name="P1" draw:layer="layout" svg:width="0.379cm" svg:height="0.333cm" draw:transform="rotate (-1.57376338652329) translate (13.4846583121419cm 10.1385231795217cm)" svg:viewBox="0 0 380 334" svg:d="m215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215 3zm331 331z">
                  <text:p/>
                </draw:path>
              </draw:g>
            </draw:g>
          </draw:g>
          <draw:g>
            <draw:path draw:style-name="gr5" draw:text-style-name="P1" draw:layer="layout" svg:width="0.379cm" svg:height="0.333cm" draw:transform="rotate (-1.57376338652329) translate (12.4903691343043cm 4.62053214159909cm)" svg:viewBox="0 0 380 334" svg:d="m215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215 3zm331 331z">
              <text:p/>
            </draw:path>
            <draw:path draw:style-name="gr5" draw:text-style-name="P1" draw:layer="layout" svg:width="0.379cm" svg:height="0.333cm" draw:transform="rotate (-1.57376338652329) translate (12.483657752983cm 12.9108828861098cm)" svg:viewBox="0 0 380 334" svg:d="m215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215 3zm331 331z">
              <text:p/>
            </draw:path>
            <draw:path draw:style-name="gr5" draw:text-style-name="P1" draw:layer="layout" svg:width="0.379cm" svg:height="0.333cm" draw:transform="rotate (-1.57376338652329) translate (9.9903696934632cm 4.61953165253271cm)" svg:viewBox="0 0 380 334" svg:d="m215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215 3zm331 331z">
              <text:p/>
            </draw:path>
            <draw:path draw:style-name="gr5" draw:text-style-name="P1" draw:layer="layout" svg:width="0.379cm" svg:height="0.333cm" draw:transform="rotate (-1.57376338652329) translate (9.9836583121419cm 12.9185231795217cm)" svg:viewBox="0 0 380 334" svg:d="m215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215 3zm331 331z">
              <text:p/>
            </draw:path>
          </draw:g>
        </draw:g>
        <draw:frame draw:style-name="gr2" draw:layer="layout" svg:width="6.619cm" svg:height="0.962cm" svg:x="14.072cm" svg:y="1.372cm">
          <draw:text-box>
            <text:p>x1 in 1/4” clear acryli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l Berger</meta:initial-creator>
    <meta:creation-date>2013-04-30T11:05:18</meta:creation-date>
    <dc:date>2013-05-13T14:55:04</dc:date>
    <dc:creator>Zack Butler</dc:creator>
    <meta:editing-duration>PT1H39M28S</meta:editing-duration>
    <meta:editing-cycles>9</meta:editing-cycles>
    <meta:generator>LibreOffice/3.5$Linux_x86 LibreOffice_project/350m1$Build-2</meta:generator>
    <meta:document-statistic meta:object-count="65"/>
  </office:meta>
</office:document-meta>
</file>